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14.799cm"/>
    </style:style>
    <style:style style:name="co3" style:family="table-column">
      <style:table-column-properties fo:break-before="auto" style:column-width="3.17cm"/>
    </style:style>
    <style:style style:name="co4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2.372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3.687cm"/>
    </style:style>
    <style:style style:name="co9" style:family="table-column">
      <style:table-column-properties fo:break-before="auto" style:column-width="2.496cm"/>
    </style:style>
    <style:style style:name="co10" style:family="table-column">
      <style:table-column-properties fo:break-before="auto" style:column-width="2.75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="0.002cm solid #000000" style:vertical-align="middle"/>
    </style:style>
    <style:style style:name="ce11" style:family="table-cell" style:parent-style-name="Default">
      <style:table-cell-properties fo:wrap-option="wrap" fo:border="0.002cm solid #000000" style:vertical-align="middle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8"/>
    <style:style style:name="ce1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6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8">
      <style:table-cell-properties fo:background-color="#ccffff" style:text-align-source="fix" style:repeat-content="false" fo:border="0.002cm solid #000000" style:vertical-align="middle"/>
      <style:paragraph-properties fo:text-align="center" fo:margin-left="0cm"/>
    </style:style>
    <style:style style:name="ce25" style:family="table-cell" style:parent-style-name="Default" style:data-style-name="N108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1">
      <style:table-cell-properties fo:background-color="#ccffff" style:text-align-source="fix" style:repeat-content="false" fo:border="0.002cm solid #000000" style:vertical-align="middle"/>
      <style:paragraph-properties fo:text-align="center" fo:margin-left="0cm"/>
    </style:style>
    <style:style style:name="ce27" style:family="table-cell" style:parent-style-name="Default" style:data-style-name="N108">
      <style:table-cell-properties fo:border="0.002cm solid #000000" style:vertical-align="middle"/>
    </style:style>
    <style:style style:name="ce28" style:family="table-cell" style:parent-style-name="Default" style:data-style-name="N11"/>
    <style:style style:name="ce29" style:family="table-cell" style:parent-style-name="Default" style:data-style-name="N11">
      <style:table-cell-properties fo:border="0.002cm solid #000000"/>
    </style:style>
    <style:style style:name="ce30" style:family="table-cell" style:parent-style-name="Default" style:data-style-name="N11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order="0.002cm solid #000000" style:vertical-align="middle"/>
    </style:style>
    <style:style style:name="ce32" style:family="table-cell" style:parent-style-name="Default" style:data-style-name="N108">
      <style:table-cell-properties fo:border="0.002cm solid #000000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 style:data-style-name="N11">
      <style:table-cell-properties style:vertical-align="middle"/>
    </style:style>
    <style:style style:name="ce35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" style:family="table-cell" style:parent-style-name="Default" style:data-style-name="N108">
      <style:table-cell-properties style:vertical-align="middle"/>
    </style:style>
    <style:style style:name="ce39" style:family="table-cell" style:parent-style-name="Default" style:data-style-name="N108">
      <style:table-cell-properties style:vertical-align="middle"/>
      <style:text-properties fo:font-weight="bold" style:font-weight-asian="bold" style:font-weight-complex="bold"/>
    </style:style>
    <style:style style:name="ce40" style:family="table-cell" style:parent-style-name="Default">
      <style:table-cell-properties style:vertical-align="middle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8">
      <style:table-cell-properties style:vertical-align="middle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LBLĄG" table:style-name="ta1" table:print-ranges="ELBLĄG.A3:ELBLĄG.P70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6" table:default-cell-style-name="ce28"/>
        <table:table-column table:style-name="co7" table:default-cell-style-name="Default"/>
        <table:table-column table:style-name="co7" table:default-cell-style-name="ce28"/>
        <table:table-column-group>
          <table:table-column table:style-name="co7" table:default-cell-style-name="Default"/>
          <table:table-column table:style-name="co7" table:default-cell-style-name="ce28"/>
        </table:table-column-group>
        <table:table-column table:style-name="co7" table:default-cell-style-name="Default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1" table:number-columns-repeated="100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table:number-columns-spanned="16" table:number-rows-spanned="1">
            <text:p>Wykonanie robót budowlanych polegających na „Przebudowie instalacji elektrycznej, teletechnicznej, instalacji SSWiN oraz instalacji wykrywania i sygnalizacji pożaru w budynku Urzędu Skarbowego w Elblągu”</text:p>
          </table:table-cell>
          <table:covered-table-cell table:number-columns-repeated="2" table:style-name="ce1"/>
          <table:covered-table-cell table:number-columns-repeated="1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>
            <text:p>Harmonogram rzeczowo-finansowy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4" office:value-type="string" table:number-columns-spanned="13" table:number-rows-spanned="1">
            <text:p>TERMINARZ </text:p>
          </table:table-cell>
          <table:covered-table-cell table:style-name="ce19"/>
          <table:covered-table-cell table:style-name="ce22"/>
          <table:covered-table-cell table:number-columns-repeated="2"/>
          <table:covered-table-cell table:style-name="ce9"/>
          <table:covered-table-cell table:style-name="ce29"/>
          <table:covered-table-cell table:number-columns-repeated="6"/>
          <table:table-cell table:number-columns-repeated="1008"/>
        </table:table-row>
        <table:table-row table:style-name="ro3">
          <table:table-cell table:number-columns-repeated="3"/>
          <table:table-cell table:style-name="ce15" office:value-type="string">
            <text:p>WARTOŚĆ PLN</text:p>
          </table:table-cell>
          <table:table-cell table:style-name="ce20" office:value-type="string">
            <text:p>WARTOŚĆ %</text:p>
          </table:table-cell>
          <table:table-cell table:style-name="ce5" office:value-type="string">
            <text:p>Podpisanie umowy</text:p>
          </table:table-cell>
          <table:table-cell table:style-name="ce23" office:value-type="string" table:number-columns-spanned="2" table:number-rows-spanned="1">
            <text:p>17.10.2022 – 31.10.2022</text:p>
          </table:table-cell>
          <table:covered-table-cell table:style-name="ce23"/>
          <table:table-cell table:style-name="ce23" office:value-type="string" table:number-columns-spanned="2" table:number-rows-spanned="1">
            <text:p>01.11.2022-14.11.2022</text:p>
          </table:table-cell>
          <table:covered-table-cell table:style-name="ce30"/>
          <table:table-cell table:style-name="ce23" office:value-type="string" table:number-columns-spanned="2" table:number-rows-spanned="1">
            <text:p>15.11.2022-29.11.2022</text:p>
          </table:table-cell>
          <table:covered-table-cell table:style-name="ce30"/>
          <table:table-cell table:style-name="ce23" office:value-type="string" table:number-columns-spanned="2" table:number-rows-spanned="1">
            <text:p>30.11.2022-07.12.2022</text:p>
          </table:table-cell>
          <table:covered-table-cell table:style-name="ce30"/>
          <table:table-cell table:style-name="ce23" office:value-type="string" table:number-columns-spanned="2" table:number-rows-spanned="1">
            <text:p>08.12.2022-15.12.2022</text:p>
          </table:table-cell>
          <table:covered-table-cell table:style-name="ce30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9" office:value-type="string">
            <text:p>Organizacja zaplecza budowy – uzyskanie pozwoleń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16" office:value-type="string">
            <text:p>-</text:p>
          </table:table-cell>
          <table:table-cell table:number-columns-repeated="3" table:style-name="ce24" office:value-type="string">
            <text:p>-</text:p>
          </table:table-cell>
          <table:table-cell table:style-name="ce26"/>
          <table:table-cell table:style-name="ce24" office:value-type="string">
            <text:p>-</text:p>
          </table:table-cell>
          <table:table-cell table:style-name="ce26"/>
          <table:table-cell table:style-name="ce24" office:value-type="string">
            <text:p>-</text:p>
          </table:table-cell>
          <table:table-cell table:style-name="ce26"/>
          <table:table-cell table:style-name="ce24" office:value-type="string">
            <text:p>-</text:p>
          </table:table-cell>
          <table:table-cell table:style-name="ce26"/>
          <table:table-cell table:number-columns-repeated="1008"/>
        </table:table-row>
        <table:table-row table:style-name="ro4">
          <table:table-cell table:style-name="ce3" office:value-type="string" table:number-columns-spanned="6" table:number-rows-spanned="1">
            <text:p>Instalacji elektrycznej dedykowanej do zasilania sieci komputerowej w budynku Urzędu Skarbowego w Elblągu</text:p>
          </table:table-cell>
          <table:covered-table-cell table:style-name="ce7"/>
          <table:covered-table-cell table:style-name="ce9"/>
          <table:covered-table-cell table:style-name="ce17"/>
          <table:covered-table-cell table:style-name="ce2"/>
          <table:covered-table-cell table:style-name="ce5"/>
          <table:table-cell table:style-name="ce24" office:value-type="string">
            <text:p>PLN</text:p>
          </table:table-cell>
          <table:table-cell table:style-name="ce24" office:value-type="string">
            <text:p>%</text:p>
          </table:table-cell>
          <table:table-cell table:style-name="ce24" office:value-type="string">
            <text:p>PLN</text:p>
          </table:table-cell>
          <table:table-cell table:style-name="ce26" office:value-type="string">
            <text:p>%</text:p>
          </table:table-cell>
          <table:table-cell table:style-name="ce24" office:value-type="string">
            <text:p>PLN</text:p>
          </table:table-cell>
          <table:table-cell table:style-name="ce26" office:value-type="string">
            <text:p>%</text:p>
          </table:table-cell>
          <table:table-cell table:style-name="ce24" office:value-type="string">
            <text:p>PLN</text:p>
          </table:table-cell>
          <table:table-cell table:style-name="ce26" office:value-type="string">
            <text:p>%</text:p>
          </table:table-cell>
          <table:table-cell table:style-name="ce24" office:value-type="string">
            <text:p>PLN</text:p>
          </table:table-cell>
          <table:table-cell table:style-name="ce26" office:value-type="string">
            <text:p>%</text:p>
          </table:table-cell>
          <table:table-cell table:number-columns-repeated="1008"/>
        </table:table-row>
        <table:table-row table:style-name="ro1">
          <table:table-cell table:style-name="ce4" office:value-type="float" office:value="2" table:number-columns-spanned="1" table:number-rows-spanned="6">
            <text:p>2</text:p>
          </table:table-cell>
          <table:table-cell table:style-name="ce4" office:value-type="float" office:value="1">
            <text:p>1</text:p>
          </table:table-cell>
          <table:table-cell table:style-name="ce10" office:value-type="string">
            <text:p>Demontaż istniejącej instalacji</text:p>
          </table:table-cell>
          <table:table-cell table:style-name="ce16" office:value-type="currency" office:currency="PLN" office:value="31225">
            <text:p>31 225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10]*[.D1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10]*[.$D1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10]*[.$D1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10]*[.$D1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10]*[.$D10]" office:value-type="currency" office:currency="PLN" office:value="31225">
            <text:p>31 225,00 zł</text:p>
          </table:table-cell>
          <table:table-cell table:style-name="ce26" table:formula="of:=1-SUM([.N10]+[.L10]+[.J10]+[.H10])" office:value-type="percentage" office:value="1">
            <text:p>100,00%</text:p>
          </table:table-cell>
          <table:table-cell table:number-columns-repeated="3"/>
          <table:table-cell table:style-name="ce33" table:number-columns-repeated="1005"/>
        </table:table-row>
        <table:table-row table:style-name="ro1">
          <table:covered-table-cell table:style-name="ce4"/>
          <table:table-cell table:style-name="ce4" office:value-type="float" office:value="2">
            <text:p>2</text:p>
          </table:table-cell>
          <table:table-cell table:style-name="ce10" office:value-type="string">
            <text:p>Trasy kablowe</text:p>
          </table:table-cell>
          <table:table-cell table:style-name="ce16" office:value-type="currency" office:currency="PLN" office:value="69206">
            <text:p>69 206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11]*[.D1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11]*[.$D1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11]*[.$D11]" office:value-type="currency" office:currency="PLN" office:value="13841.2">
            <text:p>13 841,20 zł</text:p>
          </table:table-cell>
          <table:table-cell table:style-name="ce26" office:value-type="percentage" office:value="0.2">
            <text:p>20,00%</text:p>
          </table:table-cell>
          <table:table-cell table:style-name="ce24" table:formula="of:=[.N11]*[.$D11]" office:value-type="currency" office:currency="PLN" office:value="34603">
            <text:p>34 603,00 zł</text:p>
          </table:table-cell>
          <table:table-cell table:style-name="ce26" office:value-type="percentage" office:value="0.5">
            <text:p>50,00%</text:p>
          </table:table-cell>
          <table:table-cell table:style-name="ce24" table:formula="of:=[.P11]*[.$D11]" office:value-type="currency" office:currency="PLN" office:value="20761.8">
            <text:p>20 761,80 zł</text:p>
          </table:table-cell>
          <table:table-cell table:style-name="ce26" table:formula="of:=1-SUM([.N11]+[.L11]+[.J11]+[.H11])" office:value-type="percentage" office:value="0.3">
            <text:p>30,00%</text:p>
          </table:table-cell>
          <table:table-cell table:number-columns-repeated="3"/>
          <table:table-cell table:style-name="ce33" table:number-columns-repeated="1005"/>
        </table:table-row>
        <table:table-row table:style-name="ro4">
          <table:covered-table-cell table:style-name="ce4"/>
          <table:table-cell table:style-name="ce4" office:value-type="float" office:value="3">
            <text:p>3</text:p>
          </table:table-cell>
          <table:table-cell table:style-name="ce11" office:value-type="string">
            <text:p>Okablowanie</text:p>
          </table:table-cell>
          <table:table-cell table:style-name="ce16" office:value-type="currency" office:currency="PLN" office:value="106275">
            <text:p>106 275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12]*[.D1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12]*[.$D1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12]*[.$D12]" office:value-type="currency" office:currency="PLN" office:value="21255">
            <text:p>21 255,00 zł</text:p>
          </table:table-cell>
          <table:table-cell table:style-name="ce26" office:value-type="percentage" office:value="0.2">
            <text:p>20,00%</text:p>
          </table:table-cell>
          <table:table-cell table:style-name="ce24" table:formula="of:=[.N12]*[.$D12]" office:value-type="currency" office:currency="PLN" office:value="53137.5">
            <text:p>53 137,50 zł</text:p>
          </table:table-cell>
          <table:table-cell table:style-name="ce26" office:value-type="percentage" office:value="0.5">
            <text:p>50,00%</text:p>
          </table:table-cell>
          <table:table-cell table:style-name="ce24" table:formula="of:=[.P12]*[.$D12]" office:value-type="currency" office:currency="PLN" office:value="31882.5">
            <text:p>31 882,50 zł</text:p>
          </table:table-cell>
          <table:table-cell table:style-name="ce26" table:formula="of:=1-SUM([.N12]+[.L12]+[.J12]+[.H12])" office:value-type="percentage" office:value="0.3">
            <text:p>30,00%</text:p>
          </table:table-cell>
          <table:table-cell table:number-columns-repeated="3"/>
          <table:table-cell table:style-name="ce33" table:number-columns-repeated="1005"/>
        </table:table-row>
        <table:table-row table:style-name="ro4">
          <table:covered-table-cell table:style-name="ce4"/>
          <table:table-cell table:style-name="ce4" office:value-type="float" office:value="4">
            <text:p>4</text:p>
          </table:table-cell>
          <table:table-cell table:style-name="ce11" office:value-type="string">
            <text:p>Odbiory dedykowane (gniazda komputerowe DATA)</text:p>
          </table:table-cell>
          <table:table-cell table:style-name="ce16" table:formula="of:=222848-87000" office:value-type="currency" office:currency="PLN" office:value="135848">
            <text:p>135 848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13]*[.D13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13]*[.$D13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13]*[.$D13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13]*[.$D13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13]*[.$D13]" office:value-type="currency" office:currency="PLN" office:value="135848">
            <text:p>135 848,00 zł</text:p>
          </table:table-cell>
          <table:table-cell table:style-name="ce26" table:formula="of:=1-SUM([.N13]+[.L13]+[.J13]+[.H13])" office:value-type="percentage" office:value="1">
            <text:p>100,00%</text:p>
          </table:table-cell>
          <table:table-cell table:number-columns-repeated="3"/>
          <table:table-cell table:style-name="ce33" table:number-columns-repeated="1005"/>
        </table:table-row>
        <table:table-row table:style-name="ro4">
          <table:covered-table-cell table:style-name="ce4"/>
          <table:table-cell table:style-name="ce4" office:value-type="float" office:value="5">
            <text:p>5</text:p>
          </table:table-cell>
          <table:table-cell table:style-name="ce11" office:value-type="string">
            <text:p>Tablice elektryczne komputerowe</text:p>
          </table:table-cell>
          <table:table-cell table:style-name="ce16" office:value-type="currency" office:currency="PLN" office:value="128650">
            <text:p>128 65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14]*[.D1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14]*[.$D1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14]*[.$D1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14]*[.$D14]" office:value-type="currency" office:currency="PLN" office:value="32162.5">
            <text:p>32 162,50 zł</text:p>
          </table:table-cell>
          <table:table-cell table:style-name="ce26" office:value-type="percentage" office:value="0.25">
            <text:p>25,00%</text:p>
          </table:table-cell>
          <table:table-cell table:style-name="ce24" table:formula="of:=[.P14]*[.$D14]" office:value-type="currency" office:currency="PLN" office:value="96487.5">
            <text:p>96 487,50 zł</text:p>
          </table:table-cell>
          <table:table-cell table:style-name="ce26" table:formula="of:=1-SUM([.N14]+[.L14]+[.J14]+[.H14])" office:value-type="percentage" office:value="0.75">
            <text:p>75,00%</text:p>
          </table:table-cell>
          <table:table-cell table:number-columns-repeated="3"/>
          <table:table-cell table:style-name="ce33" table:number-columns-repeated="1005"/>
        </table:table-row>
        <table:table-row table:style-name="ro4">
          <table:covered-table-cell table:style-name="ce4"/>
          <table:table-cell table:style-name="ce4" office:value-type="float" office:value="6">
            <text:p>6</text:p>
          </table:table-cell>
          <table:table-cell table:style-name="ce11" office:value-type="string">
            <text:p>Dostawa UPS</text:p>
          </table:table-cell>
          <table:table-cell table:style-name="ce16" office:value-type="currency" office:currency="PLN" office:value="87000">
            <text:p>87 00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15]*[.D1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15]*[.$D1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15]*[.$D1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15]*[.$D1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15]*[.$D15]" office:value-type="currency" office:currency="PLN" office:value="87000">
            <text:p>87 000,00 zł</text:p>
          </table:table-cell>
          <table:table-cell table:style-name="ce26" table:formula="of:=1-SUM([.N15]+[.L15]+[.J15]+[.H15])" office:value-type="percentage" office:value="1">
            <text:p>100,00%</text:p>
          </table:table-cell>
          <table:table-cell table:number-columns-repeated="3"/>
          <table:table-cell table:style-name="ce33" table:number-columns-repeated="1005"/>
        </table:table-row>
        <table:table-row table:style-name="ro4">
          <table:table-cell table:style-name="ce3" office:value-type="string" table:number-columns-spanned="6" table:number-rows-spanned="1">
            <text:p>Sieci strukturalnej LAN w budynku Urzędu Skarbowego w Elblągu</text:p>
          </table:table-cell>
          <table:covered-table-cell table:style-name="ce7"/>
          <table:covered-table-cell table:style-name="ce11"/>
          <table:covered-table-cell table:style-name="ce16"/>
          <table:covered-table-cell table:style-name="ce21"/>
          <table:covered-table-cell table:style-name="ce16"/>
          <table:table-cell table:style-name="ce24" table:number-columns-spanned="10" table:number-rows-spanned="1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table-cell table:number-columns-repeated="3"/>
          <table:table-cell table:style-name="ce33" table:number-columns-repeated="1005"/>
        </table:table-row>
        <table:table-row table:style-name="ro4">
          <table:table-cell table:style-name="ce4" office:value-type="float" office:value="3" table:number-columns-spanned="1" table:number-rows-spanned="6">
            <text:p>3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Demontaż istniejącego systemu</text:p>
          </table:table-cell>
          <table:table-cell table:style-name="ce16" office:value-type="currency" office:currency="PLN" office:value="37510">
            <text:p>37 51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17]*[.D1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17]*[.$D1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17]*[.$D1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17]*[.$D1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17]*[.$D17]" office:value-type="currency" office:currency="PLN" office:value="37510">
            <text:p>37 510,00 zł</text:p>
          </table:table-cell>
          <table:table-cell table:style-name="ce26" table:formula="of:=1-SUM([.N17]+[.L17]+[.J17]+[.H17])" office:value-type="percentage" office:value="1">
            <text:p>100,00%</text:p>
          </table:table-cell>
          <table:table-cell table:number-columns-repeated="3"/>
          <table:table-cell table:style-name="ce38" table:number-columns-repeated="2"/>
          <table:table-cell table:style-name="ce33" table:number-columns-repeated="1003"/>
        </table:table-row>
        <table:table-row table:style-name="ro1">
          <table:covered-table-cell table:style-name="ce4"/>
          <table:table-cell table:style-name="ce4" office:value-type="float" office:value="2">
            <text:p>2</text:p>
          </table:table-cell>
          <table:table-cell table:style-name="ce10" office:value-type="string">
            <text:p>Trasy kablowe</text:p>
          </table:table-cell>
          <table:table-cell table:style-name="ce16" office:value-type="currency" office:currency="PLN" office:value="285774">
            <text:p>285 774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18]*[.D1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18]*[.$D1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18]*[.$D18]" office:value-type="currency" office:currency="PLN" office:value="57154.8">
            <text:p>57 154,80 zł</text:p>
          </table:table-cell>
          <table:table-cell table:style-name="ce26" office:value-type="percentage" office:value="0.2">
            <text:p>20,00%</text:p>
          </table:table-cell>
          <table:table-cell table:style-name="ce24" table:formula="of:=[.N18]*[.$D18]" office:value-type="currency" office:currency="PLN" office:value="142887">
            <text:p>142 887,00 zł</text:p>
          </table:table-cell>
          <table:table-cell table:style-name="ce26" office:value-type="percentage" office:value="0.5">
            <text:p>50,00%</text:p>
          </table:table-cell>
          <table:table-cell table:style-name="ce24" table:formula="of:=[.P18]*[.$D18]" office:value-type="currency" office:currency="PLN" office:value="85732.2">
            <text:p>85 732,20 zł</text:p>
          </table:table-cell>
          <table:table-cell table:style-name="ce26" table:formula="of:=1-SUM([.N18]+[.L18]+[.J18]+[.H18])" office:value-type="percentage" office:value="0.3">
            <text:p>30,00%</text:p>
          </table:table-cell>
          <table:table-cell table:style-name="ce33" table:number-columns-repeated="2"/>
          <table:table-cell table:style-name="ce38"/>
          <table:table-cell table:style-name="ce33" table:number-columns-repeated="1005"/>
        </table:table-row>
        <table:table-row table:style-name="ro4">
          <table:covered-table-cell table:style-name="ce4"/>
          <table:table-cell table:style-name="ce4" office:value-type="float" office:value="3">
            <text:p>3</text:p>
          </table:table-cell>
          <table:table-cell table:style-name="ce11" office:value-type="string">
            <text:p>Okablowanie</text:p>
          </table:table-cell>
          <table:table-cell table:style-name="ce16" office:value-type="currency" office:currency="PLN" office:value="567329.25">
            <text:p>567 329,25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19]*[.D1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19]*[.$D1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19]*[.$D19]" office:value-type="currency" office:currency="PLN" office:value="113465.85">
            <text:p>113 465,85 zł</text:p>
          </table:table-cell>
          <table:table-cell table:style-name="ce26" office:value-type="percentage" office:value="0.2">
            <text:p>20,00%</text:p>
          </table:table-cell>
          <table:table-cell table:style-name="ce24" table:formula="of:=[.N19]*[.$D19]" office:value-type="currency" office:currency="PLN" office:value="226931.7">
            <text:p>226 931,70 zł</text:p>
          </table:table-cell>
          <table:table-cell table:style-name="ce26" office:value-type="percentage" office:value="0.4">
            <text:p>40,00%</text:p>
          </table:table-cell>
          <table:table-cell table:style-name="ce24" table:formula="of:=[.P19]*[.$D19]" office:value-type="currency" office:currency="PLN" office:value="226931.7">
            <text:p>226 931,70 zł</text:p>
          </table:table-cell>
          <table:table-cell table:style-name="ce26" table:formula="of:=1-SUM([.N19]+[.L19]+[.J19]+[.H19])" office:value-type="percentage" office:value="0.4">
            <text:p>40,00%</text:p>
          </table:table-cell>
          <table:table-cell table:style-name="ce33" table:number-columns-repeated="2"/>
          <table:table-cell table:style-name="ce38"/>
          <table:table-cell table:style-name="ce33" table:number-columns-repeated="1005"/>
        </table:table-row>
        <table:table-row table:style-name="ro4">
          <table:covered-table-cell table:style-name="ce4"/>
          <table:table-cell table:style-name="ce4" office:value-type="float" office:value="4">
            <text:p>4</text:p>
          </table:table-cell>
          <table:table-cell table:style-name="ce11" office:value-type="string">
            <text:p>Gniazda końcowe</text:p>
          </table:table-cell>
          <table:table-cell table:style-name="ce16" office:value-type="currency" office:currency="PLN" office:value="147475">
            <text:p>147 475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20]*[.D2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20]*[.$D2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20]*[.$D2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20]*[.$D2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20]*[.$D20]" office:value-type="currency" office:currency="PLN" office:value="147475">
            <text:p>147 475,00 zł</text:p>
          </table:table-cell>
          <table:table-cell table:style-name="ce26" table:formula="of:=1-SUM([.N20]+[.L20]+[.J20]+[.H20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33" table:number-columns-repeated="1005"/>
        </table:table-row>
        <table:table-row table:style-name="ro4">
          <table:covered-table-cell table:style-name="ce4"/>
          <table:table-cell table:style-name="ce4" office:value-type="float" office:value="5">
            <text:p>5</text:p>
          </table:table-cell>
          <table:table-cell table:style-name="ce11" office:value-type="string">
            <text:p>Punkty dystrybucyjne</text:p>
          </table:table-cell>
          <table:table-cell table:style-name="ce16" office:value-type="currency" office:currency="PLN" office:value="700674">
            <text:p>700 674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21]*[.D2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21]*[.$D2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21]*[.$D2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21]*[.$D2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21]*[.$D21]" office:value-type="currency" office:currency="PLN" office:value="700674">
            <text:p>700 674,00 zł</text:p>
          </table:table-cell>
          <table:table-cell table:style-name="ce26" table:formula="of:=1-SUM([.N21]+[.L21]+[.J21]+[.H21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33" table:number-columns-repeated="1005"/>
        </table:table-row>
        <table:table-row table:style-name="ro4">
          <table:covered-table-cell table:style-name="ce4"/>
          <table:table-cell table:style-name="ce4" office:value-type="float" office:value="6">
            <text:p>6</text:p>
          </table:table-cell>
          <table:table-cell table:style-name="ce11" office:value-type="string">
            <text:p>Prace w pom. serwerowni</text:p>
          </table:table-cell>
          <table:table-cell table:style-name="ce16" office:value-type="currency" office:currency="PLN" office:value="28840">
            <text:p>28 84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22]*[.D2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22]*[.$D2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22]*[.$D2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22]*[.$D2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22]*[.$D22]" office:value-type="currency" office:currency="PLN" office:value="28840">
            <text:p>28 840,00 zł</text:p>
          </table:table-cell>
          <table:table-cell table:style-name="ce26" table:formula="of:=1-SUM([.N22]+[.L22]+[.J22]+[.H22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33" table:number-columns-repeated="1005"/>
        </table:table-row>
        <table:table-row table:style-name="ro4">
          <table:table-cell table:style-name="ce3" office:value-type="string" table:number-columns-spanned="6" table:number-rows-spanned="1">
            <text:p>Instalacji teletechnicznych w budynku Urzędu Skarbowego w Elblągu</text:p>
          </table:table-cell>
          <table:covered-table-cell table:style-name="ce7"/>
          <table:covered-table-cell table:style-name="ce11"/>
          <table:covered-table-cell table:style-name="ce16"/>
          <table:covered-table-cell table:style-name="ce21"/>
          <table:covered-table-cell table:style-name="ce16"/>
          <table:table-cell table:style-name="ce24" table:number-columns-spanned="10" table:number-rows-spanned="1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table-cell table:style-name="ce33" table:number-columns-repeated="2"/>
          <table:table-cell table:style-name="ce38"/>
          <table:table-cell table:style-name="ce33" table:number-columns-repeated="1005"/>
        </table:table-row>
        <table:table-row table:style-name="ro4">
          <table:table-cell table:style-name="ce4" office:value-type="float" office:value="4" table:number-columns-spanned="1" table:number-rows-spanned="9">
            <text:p>4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Demontaż istniejących systemów</text:p>
          </table:table-cell>
          <table:table-cell table:style-name="ce16" office:value-type="currency" office:currency="PLN" office:value="30325">
            <text:p>30 325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24]*[.D2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24]*[.$D2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24]*[.$D2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24]*[.$D2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24]*[.$D24]" office:value-type="currency" office:currency="PLN" office:value="30325">
            <text:p>30 325,00 zł</text:p>
          </table:table-cell>
          <table:table-cell table:style-name="ce26" table:formula="of:=1-SUM([.N24]+[.L24]+[.J24]+[.H24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33" table:number-columns-repeated="1005"/>
        </table:table-row>
        <table:table-row table:style-name="ro5"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string">
            <text:p>Trasy kablowe</text:p>
          </table:table-cell>
          <table:table-cell table:style-name="ce16" office:value-type="currency" office:currency="PLN" office:value="190009">
            <text:p>190 009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25]*[.D2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25]*[.$D2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25]*[.$D25]" office:value-type="currency" office:currency="PLN" office:value="38001.8">
            <text:p>38 001,80 zł</text:p>
          </table:table-cell>
          <table:table-cell table:style-name="ce26" office:value-type="percentage" office:value="0.2">
            <text:p>20,00%</text:p>
          </table:table-cell>
          <table:table-cell table:style-name="ce24" table:formula="of:=[.N25]*[.$D25]" office:value-type="currency" office:currency="PLN" office:value="95004.5">
            <text:p>95 004,50 zł</text:p>
          </table:table-cell>
          <table:table-cell table:style-name="ce26" office:value-type="percentage" office:value="0.5">
            <text:p>50,00%</text:p>
          </table:table-cell>
          <table:table-cell table:style-name="ce24" table:formula="of:=[.P25]*[.$D25]" office:value-type="currency" office:currency="PLN" office:value="57002.7">
            <text:p>57 002,70 zł</text:p>
          </table:table-cell>
          <table:table-cell table:style-name="ce26" table:formula="of:=1-SUM([.N25]+[.L25]+[.J25]+[.H25])" office:value-type="percentage" office:value="0.3">
            <text:p>3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covered-table-cell table:style-name="ce4"/>
          <table:table-cell table:style-name="ce4" office:value-type="float" office:value="3">
            <text:p>3</text:p>
          </table:table-cell>
          <table:table-cell table:style-name="ce11" office:value-type="string">
            <text:p>System sygnalizacji pożaru SSP</text:p>
          </table:table-cell>
          <table:table-cell table:style-name="ce16" office:value-type="currency" office:currency="PLN" office:value="206286">
            <text:p>206 286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26]*[.D2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26]*[.$D2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26]*[.$D2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26]*[.$D2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26]*[.$D26]" office:value-type="currency" office:currency="PLN" office:value="206286">
            <text:p>206 286,00 zł</text:p>
          </table:table-cell>
          <table:table-cell table:style-name="ce26" table:formula="of:=1-SUM([.N26]+[.L26]+[.J26]+[.H26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covered-table-cell table:style-name="ce4"/>
          <table:table-cell table:style-name="ce4" office:value-type="float" office:value="4">
            <text:p>4</text:p>
          </table:table-cell>
          <table:table-cell table:style-name="ce11" office:value-type="string">
            <text:p>System sygnalizacji włamania i napadu SSWiN</text:p>
          </table:table-cell>
          <table:table-cell table:style-name="ce16" office:value-type="currency" office:currency="PLN" office:value="68632">
            <text:p>68 632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27]*[.D2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27]*[.$D2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27]*[.$D2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27]*[.$D2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27]*[.$D27]" office:value-type="currency" office:currency="PLN" office:value="68632">
            <text:p>68 632,00 zł</text:p>
          </table:table-cell>
          <table:table-cell table:style-name="ce26" table:formula="of:=1-SUM([.N27]+[.L27]+[.J27]+[.H27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covered-table-cell table:style-name="ce4"/>
          <table:table-cell table:style-name="ce4" office:value-type="float" office:value="5">
            <text:p>5</text:p>
          </table:table-cell>
          <table:table-cell table:style-name="ce11" office:value-type="string">
            <text:p>System kontroli dostępu KD</text:p>
          </table:table-cell>
          <table:table-cell table:style-name="ce16" office:value-type="currency" office:currency="PLN" office:value="60530">
            <text:p>60 53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28]*[.D2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28]*[.$D2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28]*[.$D2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28]*[.$D2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28]*[.$D28]" office:value-type="currency" office:currency="PLN" office:value="60530">
            <text:p>60 530,00 zł</text:p>
          </table:table-cell>
          <table:table-cell table:style-name="ce26" table:formula="of:=1-SUM([.N28]+[.L28]+[.J28]+[.H28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covered-table-cell table:style-name="ce4"/>
          <table:table-cell table:style-name="ce4" office:value-type="float" office:value="6">
            <text:p>6</text:p>
          </table:table-cell>
          <table:table-cell table:style-name="ce11" office:value-type="string">
            <text:p>System sieci LAN na potrzeby systemów bezpieczeństwa</text:p>
          </table:table-cell>
          <table:table-cell table:style-name="ce16" office:value-type="currency" office:currency="PLN" office:value="53838">
            <text:p>53 838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29]*[.D2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29]*[.$D2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29]*[.$D2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29]*[.$D2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29]*[.$D29]" office:value-type="currency" office:currency="PLN" office:value="53838">
            <text:p>53 838,00 zł</text:p>
          </table:table-cell>
          <table:table-cell table:style-name="ce26" table:formula="of:=1-SUM([.N29]+[.L29]+[.J29]+[.H29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covered-table-cell table:style-name="ce4"/>
          <table:table-cell table:style-name="ce4" office:value-type="float" office:value="7">
            <text:p>7</text:p>
          </table:table-cell>
          <table:table-cell table:style-name="ce11" office:value-type="string">
            <text:p>System monitoringu wizyjnego CCTV</text:p>
          </table:table-cell>
          <table:table-cell table:style-name="ce16" office:value-type="currency" office:currency="PLN" office:value="129910">
            <text:p>129 91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30]*[.D3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30]*[.$D3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30]*[.$D3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30]*[.$D3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30]*[.$D30]" office:value-type="currency" office:currency="PLN" office:value="129910">
            <text:p>129 910,00 zł</text:p>
          </table:table-cell>
          <table:table-cell table:style-name="ce26" table:formula="of:=1-SUM([.N30]+[.L30]+[.J30]+[.H30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covered-table-cell table:style-name="ce4"/>
          <table:table-cell table:style-name="ce4" office:value-type="float" office:value="8">
            <text:p>8</text:p>
          </table:table-cell>
          <table:table-cell table:style-name="ce11" office:value-type="string">
            <text:p>Okablowanie dla systemu AV</text:p>
          </table:table-cell>
          <table:table-cell table:style-name="ce16" office:value-type="currency" office:currency="PLN" office:value="3424">
            <text:p>3 424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31]*[.D3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31]*[.$D3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31]*[.$D3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31]*[.$D3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31]*[.$D31]" office:value-type="currency" office:currency="PLN" office:value="3424">
            <text:p>3 424,00 zł</text:p>
          </table:table-cell>
          <table:table-cell table:style-name="ce26" table:formula="of:=1-SUM([.N31]+[.L31]+[.J31]+[.H31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covered-table-cell table:style-name="ce4"/>
          <table:table-cell table:style-name="ce4" office:value-type="float" office:value="9">
            <text:p>9</text:p>
          </table:table-cell>
          <table:table-cell table:style-name="ce11" office:value-type="string">
            <text:p>System integracji i wizualizacji SMS</text:p>
          </table:table-cell>
          <table:table-cell table:style-name="ce16" office:value-type="currency" office:currency="PLN" office:value="46248">
            <text:p>46 248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32]*[.D3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32]*[.$D3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32]*[.$D3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32]*[.$D3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32]*[.$D32]" office:value-type="currency" office:currency="PLN" office:value="46248">
            <text:p>46 248,00 zł</text:p>
          </table:table-cell>
          <table:table-cell table:style-name="ce26" table:formula="of:=1-SUM([.N32]+[.L32]+[.J32]+[.H32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table-cell table:style-name="ce3" office:value-type="string" table:number-columns-spanned="6" table:number-rows-spanned="1">
            <text:p>Instalacji elektrycznych w budynku Urzędu Skarbowego w Elblągu</text:p>
          </table:table-cell>
          <table:covered-table-cell table:style-name="ce4"/>
          <table:covered-table-cell table:style-name="ce11"/>
          <table:covered-table-cell table:style-name="ce16"/>
          <table:covered-table-cell table:style-name="ce21" office:value-type="percentage" office:value="1">
            <text:p>100,00%</text:p>
          </table:covered-table-cell>
          <table:covered-table-cell table:style-name="ce16"/>
          <table:table-cell table:style-name="ce24" table:number-columns-spanned="9" table:number-rows-spanned="1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table-cell table:style-name="ce26"/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table-cell table:style-name="ce4" office:value-type="float" office:value="5" table:number-columns-spanned="1" table:number-rows-spanned="7">
            <text:p>5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Demontaż istniejących instalacji</text:p>
          </table:table-cell>
          <table:table-cell table:style-name="ce16" office:value-type="currency" office:currency="PLN" office:value="37820">
            <text:p>37 82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34]*[.D3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34]*[.$D3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34]*[.$D3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34]*[.$D3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34]*[.$D34]" office:value-type="currency" office:currency="PLN" office:value="37820">
            <text:p>37 820,00 zł</text:p>
          </table:table-cell>
          <table:table-cell table:style-name="ce26" table:formula="of:=1-SUM([.N34]+[.L34]+[.J34]+[.H34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string">
            <text:p>Trasy kablowe</text:p>
          </table:table-cell>
          <table:table-cell table:style-name="ce16" office:value-type="currency" office:currency="PLN" office:value="36400">
            <text:p>36 40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35]*[.D3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35]*[.$D3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35]*[.$D35]" office:value-type="currency" office:currency="PLN" office:value="7280">
            <text:p>7 280,00 zł</text:p>
          </table:table-cell>
          <table:table-cell table:style-name="ce26" office:value-type="percentage" office:value="0.2">
            <text:p>20,00%</text:p>
          </table:table-cell>
          <table:table-cell table:style-name="ce24" table:formula="of:=[.N35]*[.$D35]" office:value-type="currency" office:currency="PLN" office:value="18200">
            <text:p>18 200,00 zł</text:p>
          </table:table-cell>
          <table:table-cell table:style-name="ce26" office:value-type="percentage" office:value="0.5">
            <text:p>50,00%</text:p>
          </table:table-cell>
          <table:table-cell table:style-name="ce24" table:formula="of:=[.P35]*[.$D35]" office:value-type="currency" office:currency="PLN" office:value="10920">
            <text:p>10 920,00 zł</text:p>
          </table:table-cell>
          <table:table-cell table:style-name="ce26" table:formula="of:=1-SUM([.N35]+[.L35]+[.J35]+[.H35])" office:value-type="percentage" office:value="0.3">
            <text:p>3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covered-table-cell table:style-name="ce4"/>
          <table:table-cell table:style-name="ce4" office:value-type="float" office:value="3">
            <text:p>3</text:p>
          </table:table-cell>
          <table:table-cell table:style-name="ce11" office:value-type="string">
            <text:p>Okablowanie</text:p>
          </table:table-cell>
          <table:table-cell table:style-name="ce16" office:value-type="currency" office:currency="PLN" office:value="188519">
            <text:p>188 519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36]*[.D3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36]*[.$D3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36]*[.$D3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36]*[.$D3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36]*[.$D36]" office:value-type="currency" office:currency="PLN" office:value="188519">
            <text:p>188 519,00 zł</text:p>
          </table:table-cell>
          <table:table-cell table:style-name="ce26" table:formula="of:=1-SUM([.N36]+[.L36]+[.J36]+[.H36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covered-table-cell table:style-name="ce4"/>
          <table:table-cell table:style-name="ce4" office:value-type="float" office:value="4">
            <text:p>4</text:p>
          </table:table-cell>
          <table:table-cell table:style-name="ce11" office:value-type="string">
            <text:p>Odbiory (gniazda i wypusty)</text:p>
          </table:table-cell>
          <table:table-cell table:style-name="ce16" office:value-type="currency" office:currency="PLN" office:value="116376.5">
            <text:p>116 376,5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37]*[.D3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37]*[.$D3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37]*[.$D3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37]*[.$D3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37]*[.$D37]" office:value-type="currency" office:currency="PLN" office:value="116376.5">
            <text:p>116 376,50 zł</text:p>
          </table:table-cell>
          <table:table-cell table:style-name="ce26" table:formula="of:=1-SUM([.N37]+[.L37]+[.J37]+[.H37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covered-table-cell table:style-name="ce4"/>
          <table:table-cell table:style-name="ce4" office:value-type="float" office:value="5">
            <text:p>5</text:p>
          </table:table-cell>
          <table:table-cell table:style-name="ce11" office:value-type="string">
            <text:p>Tablice elektryczne</text:p>
          </table:table-cell>
          <table:table-cell table:style-name="ce16" office:value-type="currency" office:currency="PLN" office:value="161050">
            <text:p>161 05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38]*[.D3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38]*[.$D3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38]*[.$D3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38]*[.$D38]" office:value-type="currency" office:currency="PLN" office:value="48315">
            <text:p>48 315,00 zł</text:p>
          </table:table-cell>
          <table:table-cell table:style-name="ce26" office:value-type="percentage" office:value="0.3">
            <text:p>30,00%</text:p>
          </table:table-cell>
          <table:table-cell table:style-name="ce24" table:formula="of:=[.P38]*[.$D38]" office:value-type="currency" office:currency="PLN" office:value="112735">
            <text:p>112 735,00 zł</text:p>
          </table:table-cell>
          <table:table-cell table:style-name="ce26" table:formula="of:=1-SUM([.N38]+[.L38]+[.J38]+[.H38])" office:value-type="percentage" office:value="0.7">
            <text:p>7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covered-table-cell table:style-name="ce4"/>
          <table:table-cell table:style-name="ce4" office:value-type="float" office:value="6">
            <text:p>6</text:p>
          </table:table-cell>
          <table:table-cell table:style-name="ce11" office:value-type="string">
            <text:p>Oświetlenie podstawowe</text:p>
          </table:table-cell>
          <table:table-cell table:style-name="ce16" office:value-type="currency" office:currency="PLN" office:value="270463">
            <text:p>270 463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39]*[.D3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39]*[.$D3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39]*[.$D3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39]*[.$D3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39]*[.$D39]" office:value-type="currency" office:currency="PLN" office:value="270463">
            <text:p>270 463,00 zł</text:p>
          </table:table-cell>
          <table:table-cell table:style-name="ce26" table:formula="of:=1-SUM([.N39]+[.L39]+[.J39]+[.H39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covered-table-cell table:style-name="ce4"/>
          <table:table-cell table:style-name="ce4" office:value-type="float" office:value="7">
            <text:p>7</text:p>
          </table:table-cell>
          <table:table-cell table:style-name="ce11" office:value-type="string">
            <text:p>Oświetlenie ewakuacyjne</text:p>
          </table:table-cell>
          <table:table-cell table:style-name="ce16" office:value-type="currency" office:currency="PLN" office:value="65472">
            <text:p>65 472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40]*[.D4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40]*[.$D4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40]*[.$D4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40]*[.$D4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40]*[.$D40]" office:value-type="currency" office:currency="PLN" office:value="65472">
            <text:p>65 472,00 zł</text:p>
          </table:table-cell>
          <table:table-cell table:style-name="ce26" table:formula="of:=1-SUM([.N40]+[.L40]+[.J40]+[.H40])" office:value-type="percentage" office:value="1">
            <text:p>100,00%</text:p>
          </table:table-cell>
          <table:table-cell/>
          <table:table-cell table:style-name="ce33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table-cell table:style-name="ce3" office:value-type="string" table:number-columns-spanned="6" table:number-rows-spanned="1">
            <text:p>Pozostałe prace w budynku Urzędu Skarbowego w Elblągu</text:p>
          </table:table-cell>
          <table:covered-table-cell table:style-name="ce4"/>
          <table:covered-table-cell table:style-name="ce11"/>
          <table:covered-table-cell table:style-name="ce16"/>
          <table:covered-table-cell table:style-name="ce21"/>
          <table:covered-table-cell table:style-name="ce16"/>
          <table:table-cell table:style-name="ce24" table:number-columns-spanned="10" table:number-rows-spanned="1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table-cell table:style-name="ce5" office:value-type="float" office:value="6" table:number-columns-spanned="1" table:number-rows-spanned="8">
            <text:p>6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Demontaż istniejącego systemu</text:p>
          </table:table-cell>
          <table:table-cell table:style-name="ce16" office:value-type="currency" office:currency="PLN" office:value="2103.52">
            <text:p>2 103,52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42]*[.D4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42]*[.$D4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42]*[.$D4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42]*[.$D4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42]*[.$D42]" office:value-type="currency" office:currency="PLN" office:value="2103.52">
            <text:p>2 103,52 zł</text:p>
          </table:table-cell>
          <table:table-cell table:style-name="ce26" table:formula="of:=1-SUM([.N42]+[.L42]+[.J42]+[.H42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6"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string">
            <text:p>Montaż sufitu podwieszanego na ciągach komunikacyjnych kondygnacji nadziemnych</text:p>
          </table:table-cell>
          <table:table-cell table:style-name="ce16" office:value-type="currency" office:currency="PLN" office:value="93134">
            <text:p>93 134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43]*[.D43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43]*[.$D43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43]*[.$D43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43]*[.$D43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43]*[.$D43]" office:value-type="currency" office:currency="PLN" office:value="93134">
            <text:p>93 134,00 zł</text:p>
          </table:table-cell>
          <table:table-cell table:style-name="ce26" table:formula="of:=1-SUM([.N43]+[.L43]+[.J43]+[.H43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5">
          <table:covered-table-cell table:style-name="ce4"/>
          <table:table-cell table:style-name="ce4" office:value-type="float" office:value="3">
            <text:p>3</text:p>
          </table:table-cell>
          <table:table-cell table:style-name="ce11" office:value-type="string">
            <text:p>Przygotowanie ścian i sufitów do malowania</text:p>
          </table:table-cell>
          <table:table-cell table:style-name="ce16" office:value-type="currency" office:currency="PLN" office:value="475084.25">
            <text:p>475 084,25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44]*[.D4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44]*[.$D4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44]*[.$D4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44]*[.$D4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44]*[.$D44]" office:value-type="currency" office:currency="PLN" office:value="475084.25">
            <text:p>475 084,25 zł</text:p>
          </table:table-cell>
          <table:table-cell table:style-name="ce26" table:formula="of:=1-SUM([.N44]+[.L44]+[.J44]+[.H44])" office:value-type="percentage" office:value="1">
            <text:p>100,00%</text:p>
          </table:table-cell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1004"/>
        </table:table-row>
        <table:table-row table:style-name="ro4">
          <table:covered-table-cell table:style-name="ce4"/>
          <table:table-cell table:style-name="ce4" office:value-type="float" office:value="4">
            <text:p>4</text:p>
          </table:table-cell>
          <table:table-cell table:style-name="ce11" office:value-type="string">
            <text:p>Malowanie wewnątrz budynkowe całego obiektu</text:p>
          </table:table-cell>
          <table:table-cell table:style-name="ce16" office:value-type="currency" office:currency="PLN" office:value="289806.5">
            <text:p>289 806,5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45]*[.D4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45]*[.$D4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45]*[.$D4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45]*[.$D4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45]*[.$D45]" office:value-type="currency" office:currency="PLN" office:value="289806.5">
            <text:p>289 806,50 zł</text:p>
          </table:table-cell>
          <table:table-cell table:style-name="ce26" table:formula="of:=1-SUM([.N45]+[.L45]+[.J45]+[.H45])" office:value-type="percentage" office:value="1">
            <text:p>100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covered-table-cell table:style-name="ce4"/>
          <table:table-cell table:style-name="ce4" office:value-type="float" office:value="5">
            <text:p>5</text:p>
          </table:table-cell>
          <table:table-cell table:style-name="ce11" office:value-type="string">
            <text:p>Montaż klimatyzatora w pom. nr 118</text:p>
          </table:table-cell>
          <table:table-cell table:style-name="ce16" office:value-type="currency" office:currency="PLN" office:value="11546">
            <text:p>11 546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46]*[.D4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46]*[.$D4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46]*[.$D4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46]*[.$D4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46]*[.$D46]" office:value-type="currency" office:currency="PLN" office:value="11546">
            <text:p>11 546,00 zł</text:p>
          </table:table-cell>
          <table:table-cell table:style-name="ce26" table:formula="of:=1-SUM([.N46]+[.L46]+[.J46]+[.H46])" office:value-type="percentage" office:value="1">
            <text:p>100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covered-table-cell table:style-name="ce4"/>
          <table:table-cell table:style-name="ce4" office:value-type="float" office:value="6">
            <text:p>6</text:p>
          </table:table-cell>
          <table:table-cell table:style-name="ce11" office:value-type="string">
            <text:p>Wydzielenie pożarowe pom. nr 8</text:p>
          </table:table-cell>
          <table:table-cell table:style-name="ce16" office:value-type="currency" office:currency="PLN" office:value="15123">
            <text:p>15 123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47]*[.D4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47]*[.$D4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47]*[.$D4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47]*[.$D4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47]*[.$D47]" office:value-type="currency" office:currency="PLN" office:value="15123">
            <text:p>15 123,00 zł</text:p>
          </table:table-cell>
          <table:table-cell table:style-name="ce26" table:formula="of:=1-SUM([.N47]+[.L47]+[.J47]+[.H47])" office:value-type="percentage" office:value="1">
            <text:p>100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covered-table-cell table:style-name="ce4"/>
          <table:table-cell table:style-name="ce4" office:value-type="float" office:value="7">
            <text:p>7</text:p>
          </table:table-cell>
          <table:table-cell table:style-name="ce11" office:value-type="string">
            <text:p>Podział „małej” Sali obsługi na 3 pomieszczenia biurowe</text:p>
          </table:table-cell>
          <table:table-cell table:style-name="ce16" office:value-type="currency" office:currency="PLN" office:value="23379.53">
            <text:p>23 379,53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48]*[.D4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48]*[.$D4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48]*[.$D4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48]*[.$D4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48]*[.$D48]" office:value-type="currency" office:currency="PLN" office:value="23379.53">
            <text:p>23 379,53 zł</text:p>
          </table:table-cell>
          <table:table-cell table:style-name="ce26" table:formula="of:=1-SUM([.N48]+[.L48]+[.J48]+[.H48])" office:value-type="percentage" office:value="1">
            <text:p>100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covered-table-cell table:style-name="ce4"/>
          <table:table-cell table:style-name="ce4" office:value-type="float" office:value="8">
            <text:p>8</text:p>
          </table:table-cell>
          <table:table-cell table:style-name="ce11" office:value-type="string">
            <text:p>Prace porządkowe</text:p>
          </table:table-cell>
          <table:table-cell table:style-name="ce16" office:value-type="currency" office:currency="PLN" office:value="10125">
            <text:p>10 125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49]*[.D4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49]*[.$D4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49]*[.$D4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49]*[.$D4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49]*[.$D49]" office:value-type="currency" office:currency="PLN" office:value="10125">
            <text:p>10 125,00 zł</text:p>
          </table:table-cell>
          <table:table-cell table:style-name="ce26" table:formula="of:=1-SUM([.N49]+[.L49]+[.J49]+[.H49])" office:value-type="percentage" office:value="1">
            <text:p>100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table-cell table:style-name="ce3" office:value-type="string" table:number-columns-spanned="6" table:number-rows-spanned="1">
            <text:p>Instalacja teletechniczna w budynku garażowym</text:p>
          </table:table-cell>
          <table:covered-table-cell table:style-name="ce4"/>
          <table:covered-table-cell table:style-name="ce11"/>
          <table:covered-table-cell table:style-name="ce16"/>
          <table:covered-table-cell table:style-name="ce21"/>
          <table:covered-table-cell table:style-name="ce16"/>
          <table:table-cell table:style-name="ce24" table:number-columns-spanned="10" table:number-rows-spanned="1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table-cell table:style-name="ce5" office:value-type="float" office:value="7" table:number-columns-spanned="1" table:number-rows-spanned="6">
            <text:p>7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Demontaż istniejącego systemu</text:p>
          </table:table-cell>
          <table:table-cell table:style-name="ce16" office:value-type="currency" office:currency="PLN" office:value="2550">
            <text:p>2 55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51]*[.D5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51]*[.$D5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51]*[.$D5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51]*[.$D5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51]*[.$D51]" office:value-type="currency" office:currency="PLN" office:value="2550">
            <text:p>2 550,00 zł</text:p>
          </table:table-cell>
          <table:table-cell table:style-name="ce26" table:formula="of:=1-SUM([.N51]+[.L51]+[.J51]+[.H51])" office:value-type="percentage" office:value="1">
            <text:p>100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string">
            <text:p>Trasy kablowe</text:p>
          </table:table-cell>
          <table:table-cell table:style-name="ce16" office:value-type="currency" office:currency="PLN" office:value="8510">
            <text:p>8 51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52]*[.D5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52]*[.$D5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52]*[.$D5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52]*[.$D52]" office:value-type="currency" office:currency="PLN" office:value="6382.5">
            <text:p>6 382,50 zł</text:p>
          </table:table-cell>
          <table:table-cell table:style-name="ce26" office:value-type="percentage" office:value="0.75">
            <text:p>75,00%</text:p>
          </table:table-cell>
          <table:table-cell table:style-name="ce24" table:formula="of:=[.P52]*[.$D52]" office:value-type="currency" office:currency="PLN" office:value="2127.5">
            <text:p>2 127,50 zł</text:p>
          </table:table-cell>
          <table:table-cell table:style-name="ce26" table:formula="of:=1-SUM([.N52]+[.L52]+[.J52]+[.H52])" office:value-type="percentage" office:value="0.25">
            <text:p>25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covered-table-cell table:style-name="ce4"/>
          <table:table-cell table:style-name="ce4" office:value-type="float" office:value="3">
            <text:p>3</text:p>
          </table:table-cell>
          <table:table-cell table:style-name="ce11" office:value-type="string">
            <text:p>System sygnalizacji pożaru SSP</text:p>
          </table:table-cell>
          <table:table-cell table:style-name="ce16" office:value-type="currency" office:currency="PLN" office:value="15204.5">
            <text:p>15 204,5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53]*[.D53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53]*[.$D53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53]*[.$D53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53]*[.$D53]" office:value-type="currency" office:currency="PLN" office:value="7602.25">
            <text:p>7 602,25 zł</text:p>
          </table:table-cell>
          <table:table-cell table:style-name="ce26" office:value-type="percentage" office:value="0.5">
            <text:p>50,00%</text:p>
          </table:table-cell>
          <table:table-cell table:style-name="ce24" table:formula="of:=[.P53]*[.$D53]" office:value-type="currency" office:currency="PLN" office:value="7602.25">
            <text:p>7 602,25 zł</text:p>
          </table:table-cell>
          <table:table-cell table:style-name="ce26" table:formula="of:=1-SUM([.N53]+[.L53]+[.J53]+[.H53])" office:value-type="percentage" office:value="0.5">
            <text:p>50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covered-table-cell table:style-name="ce4"/>
          <table:table-cell table:style-name="ce4" office:value-type="float" office:value="4">
            <text:p>4</text:p>
          </table:table-cell>
          <table:table-cell table:style-name="ce11" office:value-type="string">
            <text:p>System sygnalizacji włamania i napadu SSWiN</text:p>
          </table:table-cell>
          <table:table-cell table:style-name="ce16" office:value-type="currency" office:currency="PLN" office:value="5964.5">
            <text:p>5 964,5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54]*[.D5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54]*[.$D5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54]*[.$D54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54]*[.$D54]" office:value-type="currency" office:currency="PLN" office:value="2982.25">
            <text:p>2 982,25 zł</text:p>
          </table:table-cell>
          <table:table-cell table:style-name="ce26" office:value-type="percentage" office:value="0.5">
            <text:p>50,00%</text:p>
          </table:table-cell>
          <table:table-cell table:style-name="ce24" table:formula="of:=[.P54]*[.$D54]" office:value-type="currency" office:currency="PLN" office:value="2982.25">
            <text:p>2 982,25 zł</text:p>
          </table:table-cell>
          <table:table-cell table:style-name="ce26" table:formula="of:=1-SUM([.N54]+[.L54]+[.J54]+[.H54])" office:value-type="percentage" office:value="0.5">
            <text:p>50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covered-table-cell table:style-name="ce4"/>
          <table:table-cell table:style-name="ce4" office:value-type="float" office:value="5">
            <text:p>5</text:p>
          </table:table-cell>
          <table:table-cell table:style-name="ce11" office:value-type="string">
            <text:p>System sieci LAN</text:p>
          </table:table-cell>
          <table:table-cell table:style-name="ce16" office:value-type="currency" office:currency="PLN" office:value="15090">
            <text:p>15 09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55]*[.D5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55]*[.$D5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55]*[.$D5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55]*[.$D55]" office:value-type="currency" office:currency="PLN" office:value="7545">
            <text:p>7 545,00 zł</text:p>
          </table:table-cell>
          <table:table-cell table:style-name="ce26" office:value-type="percentage" office:value="0.5">
            <text:p>50,00%</text:p>
          </table:table-cell>
          <table:table-cell table:style-name="ce24" table:formula="of:=[.P55]*[.$D55]" office:value-type="currency" office:currency="PLN" office:value="7545">
            <text:p>7 545,00 zł</text:p>
          </table:table-cell>
          <table:table-cell table:style-name="ce26" table:formula="of:=1-SUM([.N55]+[.L55]+[.J55]+[.H55])" office:value-type="percentage" office:value="0.5">
            <text:p>50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covered-table-cell table:style-name="ce4"/>
          <table:table-cell table:style-name="ce4" office:value-type="float" office:value="6">
            <text:p>6</text:p>
          </table:table-cell>
          <table:table-cell table:style-name="ce11" office:value-type="string">
            <text:p>System monitoringu wizyjnego CCTV</text:p>
          </table:table-cell>
          <table:table-cell table:style-name="ce16" office:value-type="currency" office:currency="PLN" office:value="5028">
            <text:p>5 028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56]*[.D5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56]*[.$D5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56]*[.$D5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56]*[.$D56]" office:value-type="currency" office:currency="PLN" office:value="1005.6">
            <text:p>1 005,60 zł</text:p>
          </table:table-cell>
          <table:table-cell table:style-name="ce26" office:value-type="percentage" office:value="0.2">
            <text:p>20,00%</text:p>
          </table:table-cell>
          <table:table-cell table:style-name="ce24" table:formula="of:=[.P56]*[.$D56]" office:value-type="currency" office:currency="PLN" office:value="4022.4">
            <text:p>4 022,40 zł</text:p>
          </table:table-cell>
          <table:table-cell table:style-name="ce26" table:formula="of:=1-SUM([.N56]+[.L56]+[.J56]+[.H56])" office:value-type="percentage" office:value="0.8">
            <text:p>80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table-cell table:style-name="ce3" office:value-type="string" table:number-columns-spanned="6" table:number-rows-spanned="1">
            <text:p>Instalacja elektryczne w budynku garażowym</text:p>
          </table:table-cell>
          <table:covered-table-cell table:style-name="ce4"/>
          <table:covered-table-cell table:style-name="ce11"/>
          <table:covered-table-cell table:style-name="ce16"/>
          <table:covered-table-cell table:style-name="ce21"/>
          <table:covered-table-cell table:style-name="ce16"/>
          <table:table-cell table:style-name="ce24" table:number-columns-spanned="10" table:number-rows-spanned="1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table-cell table:style-name="ce4" office:value-type="float" office:value="8" table:number-columns-spanned="1" table:number-rows-spanned="6">
            <text:p>8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Demontaż istniejącego systemu</text:p>
          </table:table-cell>
          <table:table-cell table:style-name="ce16" office:value-type="currency" office:currency="PLN" office:value="2390">
            <text:p>2 39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58]*[.D5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58]*[.$D5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58]*[.$D5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58]*[.$D58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58]*[.$D58]" office:value-type="currency" office:currency="PLN" office:value="2390">
            <text:p>2 390,00 zł</text:p>
          </table:table-cell>
          <table:table-cell table:style-name="ce26" table:formula="of:=1-SUM([.N58]+[.L58]+[.J58]+[.H58])" office:value-type="percentage" office:value="1">
            <text:p>100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string">
            <text:p>Trasy kablowe</text:p>
          </table:table-cell>
          <table:table-cell table:style-name="ce16" office:value-type="currency" office:currency="PLN" office:value="6750">
            <text:p>6 75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59]*[.D5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59]*[.$D5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59]*[.$D59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59]*[.$D59]" office:value-type="currency" office:currency="PLN" office:value="5062.5">
            <text:p>5 062,50 zł</text:p>
          </table:table-cell>
          <table:table-cell table:style-name="ce26" office:value-type="percentage" office:value="0.75">
            <text:p>75,00%</text:p>
          </table:table-cell>
          <table:table-cell table:style-name="ce24" table:formula="of:=[.P59]*[.$D59]" office:value-type="currency" office:currency="PLN" office:value="1687.5">
            <text:p>1 687,50 zł</text:p>
          </table:table-cell>
          <table:table-cell table:style-name="ce26" table:formula="of:=1-SUM([.N59]+[.L59]+[.J59]+[.H59])" office:value-type="percentage" office:value="0.25">
            <text:p>25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covered-table-cell table:style-name="ce4"/>
          <table:table-cell table:style-name="ce4" office:value-type="float" office:value="3">
            <text:p>3</text:p>
          </table:table-cell>
          <table:table-cell table:style-name="ce11" office:value-type="string">
            <text:p>Okablowanie</text:p>
          </table:table-cell>
          <table:table-cell table:style-name="ce16" office:value-type="currency" office:currency="PLN" office:value="2060">
            <text:p>2 06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60]*[.D6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60]*[.$D6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60]*[.$D60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60]*[.$D60]" office:value-type="currency" office:currency="PLN" office:value="1030">
            <text:p>1 030,00 zł</text:p>
          </table:table-cell>
          <table:table-cell table:style-name="ce26" office:value-type="percentage" office:value="0.5">
            <text:p>50,00%</text:p>
          </table:table-cell>
          <table:table-cell table:style-name="ce24" table:formula="of:=[.P60]*[.$D60]" office:value-type="currency" office:currency="PLN" office:value="1030">
            <text:p>1 030,00 zł</text:p>
          </table:table-cell>
          <table:table-cell table:style-name="ce26" table:formula="of:=1-SUM([.N60]+[.L60]+[.J60]+[.H60])" office:value-type="percentage" office:value="0.5">
            <text:p>50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covered-table-cell table:style-name="ce4"/>
          <table:table-cell table:style-name="ce4" office:value-type="float" office:value="4">
            <text:p>4</text:p>
          </table:table-cell>
          <table:table-cell table:style-name="ce11" office:value-type="string">
            <text:p>Odbiory (gniazda i wypusty)</text:p>
          </table:table-cell>
          <table:table-cell table:style-name="ce16" office:value-type="currency" office:currency="PLN" office:value="1400.6">
            <text:p>1 400,6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61]*[.D6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61]*[.$D6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61]*[.$D61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61]*[.$D61]" office:value-type="currency" office:currency="PLN" office:value="700.3">
            <text:p>700,30 zł</text:p>
          </table:table-cell>
          <table:table-cell table:style-name="ce26" office:value-type="percentage" office:value="0.5">
            <text:p>50,00%</text:p>
          </table:table-cell>
          <table:table-cell table:style-name="ce24" table:formula="of:=[.P61]*[.$D61]" office:value-type="currency" office:currency="PLN" office:value="700.3">
            <text:p>700,30 zł</text:p>
          </table:table-cell>
          <table:table-cell table:style-name="ce26" table:formula="of:=1-SUM([.N61]+[.L61]+[.J61]+[.H61])" office:value-type="percentage" office:value="0.5">
            <text:p>50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covered-table-cell table:style-name="ce4"/>
          <table:table-cell table:style-name="ce4" office:value-type="float" office:value="5">
            <text:p>5</text:p>
          </table:table-cell>
          <table:table-cell table:style-name="ce11" office:value-type="string">
            <text:p>Tablice elektryczne</text:p>
          </table:table-cell>
          <table:table-cell table:style-name="ce16" office:value-type="currency" office:currency="PLN" office:value="2714">
            <text:p>2 714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62]*[.D6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62]*[.$D6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62]*[.$D62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62]*[.$D62]" office:value-type="currency" office:currency="PLN" office:value="1357">
            <text:p>1 357,00 zł</text:p>
          </table:table-cell>
          <table:table-cell table:style-name="ce26" office:value-type="percentage" office:value="0.5">
            <text:p>50,00%</text:p>
          </table:table-cell>
          <table:table-cell table:style-name="ce24" table:formula="of:=[.P62]*[.$D62]" office:value-type="currency" office:currency="PLN" office:value="1357">
            <text:p>1 357,00 zł</text:p>
          </table:table-cell>
          <table:table-cell table:style-name="ce26" table:formula="of:=1-SUM([.N62]+[.L62]+[.J62]+[.H62])" office:value-type="percentage" office:value="0.5">
            <text:p>50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covered-table-cell table:style-name="ce4"/>
          <table:table-cell table:style-name="ce4" office:value-type="float" office:value="6">
            <text:p>6</text:p>
          </table:table-cell>
          <table:table-cell table:style-name="ce11" office:value-type="string">
            <text:p>Oświetlenie podstawowe</text:p>
          </table:table-cell>
          <table:table-cell table:style-name="ce16" office:value-type="currency" office:currency="PLN" office:value="4709">
            <text:p>4 709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63]*[.D63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63]*[.$D63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63]*[.$D63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63]*[.$D63]" office:value-type="currency" office:currency="PLN" office:value="941.8">
            <text:p>941,80 zł</text:p>
          </table:table-cell>
          <table:table-cell table:style-name="ce26" office:value-type="percentage" office:value="0.2">
            <text:p>20,00%</text:p>
          </table:table-cell>
          <table:table-cell table:style-name="ce24" table:formula="of:=[.P63]*[.$D63]" office:value-type="currency" office:currency="PLN" office:value="3767.2">
            <text:p>3 767,20 zł</text:p>
          </table:table-cell>
          <table:table-cell table:style-name="ce26" table:formula="of:=1-SUM([.N63]+[.L63]+[.J63]+[.H63])" office:value-type="percentage" office:value="0.8">
            <text:p>80,00%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table-cell table:style-name="ce3" office:value-type="string" table:number-columns-spanned="6" table:number-rows-spanned="1">
            <text:p>Pozostałe prace w budynku garażowym</text:p>
          </table:table-cell>
          <table:covered-table-cell table:style-name="ce4"/>
          <table:covered-table-cell table:style-name="ce11"/>
          <table:covered-table-cell table:style-name="ce16"/>
          <table:covered-table-cell table:style-name="ce21"/>
          <table:covered-table-cell table:style-name="ce16"/>
          <table:table-cell table:style-name="ce24" table:number-columns-spanned="10" table:number-rows-spanned="1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4">
          <table:table-cell table:style-name="ce4" office:value-type="float" office:value="9" table:number-columns-spanned="1" table:number-rows-spanned="3">
            <text:p>9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Przygotowanie ścian i sufitów do malowania</text:p>
          </table:table-cell>
          <table:table-cell table:style-name="ce16" office:value-type="currency" office:currency="PLN" office:value="9990">
            <text:p>9 990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65]*[.$D$6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65]*[.$D6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65]*[.$D6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65]*[.$D65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65]*[.$D65]" office:value-type="currency" office:currency="PLN" office:value="9990">
            <text:p>9 990,00 zł</text:p>
          </table:table-cell>
          <table:table-cell table:style-name="ce26" table:formula="of:=1-SUM([.N65]+[.L65]+[.J65]+[.H65])" office:value-type="percentage" office:value="1">
            <text:p>100,00%</text:p>
          </table:table-cell>
          <table:table-cell table:number-columns-repeated="2"/>
          <table:table-cell table:style-name="Default"/>
          <table:table-cell table:number-columns-repeated="7"/>
          <table:table-cell table:style-name="ce38" table:number-columns-repeated="4"/>
          <table:table-cell table:style-name="ce33" table:number-columns-repeated="994"/>
        </table:table-row>
        <table:table-row table:style-name="ro4"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string">
            <text:p>Malowanie wewnątrz budynkowe całego obiektu</text:p>
          </table:table-cell>
          <table:table-cell table:style-name="ce16" office:value-type="currency" office:currency="PLN" office:value="5064">
            <text:p>5 064,00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66]*[.D6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66]*[.$D6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66]*[.$D6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66]*[.$D66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66]*[.$D66]" office:value-type="currency" office:currency="PLN" office:value="5064">
            <text:p>5 064,00 zł</text:p>
          </table:table-cell>
          <table:table-cell table:style-name="ce26" table:formula="of:=1-SUM([.N66]+[.L66]+[.J66]+[.H66])" office:value-type="percentage" office:value="1">
            <text:p>100,00%</text:p>
          </table:table-cell>
          <table:table-cell table:number-columns-repeated="2"/>
          <table:table-cell table:style-name="Default"/>
          <table:table-cell table:number-columns-repeated="7"/>
          <table:table-cell table:style-name="ce38" table:number-columns-repeated="4"/>
          <table:table-cell table:style-name="ce33" table:number-columns-repeated="994"/>
        </table:table-row>
        <table:table-row table:style-name="ro4">
          <table:covered-table-cell table:style-name="ce4"/>
          <table:table-cell table:style-name="ce4" office:value-type="float" office:value="3">
            <text:p>3</text:p>
          </table:table-cell>
          <table:table-cell table:style-name="ce11" office:value-type="string">
            <text:p>Prace porządkowe</text:p>
          </table:table-cell>
          <table:table-cell table:style-name="ce16" office:value-type="currency" office:currency="PLN" office:value="202.49">
            <text:p>202,49 zł</text:p>
          </table:table-cell>
          <table:table-cell table:style-name="ce21" office:value-type="percentage" office:value="1">
            <text:p>100,00%</text:p>
          </table:table-cell>
          <table:table-cell table:style-name="ce16" office:value-type="string">
            <text:p>-</text:p>
          </table:table-cell>
          <table:table-cell table:style-name="ce24" table:formula="of:=[.H67]*[.D6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J67]*[.$D6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L67]*[.$D6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N67]*[.$D67]" office:value-type="currency" office:currency="PLN" office:value="0">
            <text:p>0,00 zł</text:p>
          </table:table-cell>
          <table:table-cell table:style-name="ce26" office:value-type="percentage" office:value="0">
            <text:p>0,00%</text:p>
          </table:table-cell>
          <table:table-cell table:style-name="ce24" table:formula="of:=[.P67]*[.$D67]" office:value-type="currency" office:currency="PLN" office:value="202.49">
            <text:p>202,49 zł</text:p>
          </table:table-cell>
          <table:table-cell table:style-name="ce26" table:formula="of:=1-SUM([.N67]+[.L67]+[.J67]+[.H67])" office:value-type="percentage" office:value="1">
            <text:p>100,00%</text:p>
          </table:table-cell>
          <table:table-cell table:number-columns-repeated="2"/>
          <table:table-cell table:style-name="Default"/>
          <table:table-cell table:number-columns-repeated="7"/>
          <table:table-cell table:style-name="ce38" table:number-columns-repeated="4"/>
          <table:table-cell table:style-name="ce33" table:number-columns-repeated="994"/>
        </table:table-row>
        <table:table-row table:style-name="ro4">
          <table:table-cell table:style-name="ce4" office:value-type="float" office:value="10" table:number-columns-spanned="2" table:number-rows-spanned="1">
            <text:p>10</text:p>
          </table:table-cell>
          <table:covered-table-cell table:style-name="ce4"/>
          <table:table-cell table:style-name="ce11" office:value-type="string">
            <text:p>ODBIORY KOŃCOWE – dokumentacja powykonawcz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number-columns-repeated="3" table:style-name="ce24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6" office:value-type="string">
            <text:p>-</text:p>
          </table:table-cell>
          <table:table-cell table:number-columns-repeated="2"/>
          <table:table-cell table:style-name="Default"/>
          <table:table-cell table:number-columns-repeated="7"/>
          <table:table-cell table:style-name="ce33" table:number-columns-repeated="998"/>
        </table:table-row>
        <table:table-row table:style-name="ro1">
          <table:table-cell table:style-name="ce6" office:value-type="string" table:number-columns-spanned="3" table:number-rows-spanned="1">
            <text:p>SUMA:</text:p>
          </table:table-cell>
          <table:covered-table-cell table:style-name="ce6"/>
          <table:covered-table-cell table:style-name="ce12"/>
          <table:table-cell table:style-name="ce15" table:formula="of:=SUM([.D10:.D68])" office:value-type="currency" office:currency="PLN" office:value="4999037.64">
            <text:p>4 999 037,64 zł</text:p>
          </table:table-cell>
          <table:table-cell table:style-name="ce21" office:value-type="percentage" office:value="1">
            <text:p>100,00%</text:p>
          </table:table-cell>
          <table:table-cell table:style-name="ce15" office:value-type="string">
            <text:p>-</text:p>
          </table:table-cell>
          <table:table-cell table:style-name="ce25" table:formula="of:=ROUND(SUM([.G10:.G68]);2)" office:value-type="currency" office:currency="PLN" office:value="0">
            <text:p>0,00 zł</text:p>
          </table:table-cell>
          <table:table-cell table:style-name="ce24" office:value-type="string">
            <text:p>-</text:p>
          </table:table-cell>
          <table:table-cell table:style-name="ce25" table:formula="of:=ROUND(SUM([.I10:.I68]);2)" office:value-type="currency" office:currency="PLN" office:value="0">
            <text:p>0,00 zł</text:p>
          </table:table-cell>
          <table:table-cell table:style-name="ce26" office:value-type="string">
            <text:p>-</text:p>
          </table:table-cell>
          <table:table-cell table:style-name="ce25" table:formula="of:=ROUND(SUM([.K10:.K68]);2)" office:value-type="currency" office:currency="PLN" office:value="250998.65">
            <text:p>250 998,65 zł</text:p>
          </table:table-cell>
          <table:table-cell table:style-name="ce26" office:value-type="string">
            <text:p>-</text:p>
          </table:table-cell>
          <table:table-cell table:style-name="ce25" table:formula="of:=ROUND(SUM([.M10:.M68]);2)" office:value-type="currency" office:currency="PLN" office:value="685850.4">
            <text:p>685 850,40 zł</text:p>
          </table:table-cell>
          <table:table-cell table:style-name="ce26" office:value-type="string">
            <text:p>-</text:p>
          </table:table-cell>
          <table:table-cell table:style-name="ce25" table:formula="of:=ROUND(SUM([.O10:.O68]);2)" office:value-type="currency" office:currency="PLN" office:value="4062188.59">
            <text:p>4 062 188,59 zł</text:p>
          </table:table-cell>
          <table:table-cell table:style-name="ce26" office:value-type="string">
            <text:p>-</text:p>
          </table:table-cell>
          <table:table-cell table:number-columns-repeated="2"/>
          <table:table-cell table:style-name="Default"/>
          <table:table-cell table:number-columns-repeated="7"/>
          <table:table-cell table:style-name="ce37" table:number-columns-repeated="997"/>
          <table:table-cell table:style-name="ce33"/>
        </table:table-row>
        <table:table-row table:style-name="ro1">
          <table:table-cell table:style-name="ce6" office:value-type="string" table:number-columns-spanned="6" table:number-rows-spanned="1">
            <text:p>RAZEM NETTO:</text:p>
          </table:table-cell>
          <table:covered-table-cell table:style-name="ce6"/>
          <table:covered-table-cell table:style-name="ce10"/>
          <table:covered-table-cell table:style-name="ce18"/>
          <table:covered-table-cell table:style-name="ce6"/>
          <table:covered-table-cell table:style-name="ce10"/>
          <table:table-cell table:style-name="ce15" table:formula="of:=SUM([.G69:.O69])" office:value-type="currency" office:currency="PLN" office:value="4999037.64" table:number-columns-spanned="10" table:number-rows-spanned="1">
            <text:p>4 999 037,64 zł</text:p>
          </table:table-cell>
          <table:covered-table-cell table:style-name="ce15"/>
          <table:covered-table-cell table:style-name="ce27"/>
          <table:covered-table-cell table:style-name="ce31"/>
          <table:covered-table-cell table:style-name="ce32"/>
          <table:covered-table-cell table:style-name="ce29"/>
          <table:covered-table-cell table:style-name="ce32"/>
          <table:covered-table-cell table:style-name="ce29"/>
          <table:covered-table-cell table:style-name="ce9"/>
          <table:covered-table-cell table:style-name="ce29"/>
          <table:table-cell table:number-columns-repeated="2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8"/>
          <table:table-cell table:style-name="Default"/>
          <table:table-cell table:number-columns-repeated="1005"/>
        </table:table-row>
        <table:table-row table:style-name="ro5">
          <table:table-cell table:number-columns-repeated="12"/>
          <table:table-cell table:style-name="ce33"/>
          <table:table-cell table:style-name="ce34"/>
          <table:table-cell table:number-columns-repeated="2"/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6"/>
          <table:table-cell table:number-columns-repeated="998"/>
        </table:table-row>
        <table:table-row table:style-name="ro5" table:number-rows-repeated="3">
          <table:table-cell table:number-columns-repeated="10"/>
          <table:table-cell table:style-name="ce13"/>
          <table:table-cell/>
          <table:table-cell table:style-name="ce33"/>
          <table:table-cell table:style-name="ce34"/>
          <table:table-cell table:number-columns-repeated="2"/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6"/>
          <table:table-cell table:number-columns-repeated="998"/>
        </table:table-row>
        <table:table-row table:style-name="ro5">
          <table:table-cell table:number-columns-repeated="12"/>
          <table:table-cell table:style-name="ce33"/>
          <table:table-cell table:style-name="ce34"/>
          <table:table-cell table:number-columns-repeated="2"/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6"/>
          <table:table-cell table:number-columns-repeated="998"/>
        </table:table-row>
        <table:table-row table:style-name="ro5" table:number-rows-repeated="2">
          <table:table-cell table:number-columns-repeated="16"/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6"/>
          <table:table-cell table:number-columns-repeated="998"/>
        </table:table-row>
        <table:table-row table:style-name="ro1">
          <table:table-cell table:number-columns-repeated="16"/>
          <table:table-cell table:style-name="ce33" table:number-columns-repeated="2"/>
          <table:table-cell table:style-name="ce39" table:number-columns-spanned="3" table:number-rows-spanned="1"/>
          <table:covered-table-cell table:style-name="ce40"/>
          <table:covered-table-cell table:style-name="ce33"/>
          <table:table-cell table:style-name="ce33" table:number-columns-repeated="5"/>
          <table:table-cell table:number-columns-repeated="998"/>
        </table:table-row>
        <table:table-row table:style-name="ro5" table:number-rows-repeated="10">
          <table:table-cell table:number-columns-repeated="16"/>
          <table:table-cell table:style-name="ce33" table:number-columns-repeated="2"/>
          <table:table-cell table:style-name="ce39"/>
          <table:table-cell table:style-name="ce40"/>
          <table:table-cell table:style-name="ce33" table:number-columns-repeated="6"/>
          <table:table-cell table:number-columns-repeated="998"/>
        </table:table-row>
        <table:table-row table:style-name="ro5">
          <table:table-cell table:number-columns-repeated="16"/>
          <table:table-cell table:style-name="ce35"/>
          <table:table-cell table:style-name="ce38" table:number-columns-repeated="2"/>
          <table:table-cell table:style-name="ce41"/>
          <table:table-cell table:style-name="ce38" table:number-columns-repeated="6"/>
          <table:table-cell table:number-columns-repeated="998"/>
        </table:table-row>
        <table:table-row table:style-name="ro1">
          <table:table-cell table:number-columns-repeated="16"/>
          <table:table-cell table:style-name="ce36"/>
          <table:table-cell table:style-name="ce33"/>
          <table:table-cell table:style-name="ce38"/>
          <table:table-cell table:number-columns-repeated="3"/>
          <table:table-cell table:style-name="ce33" table:number-columns-repeated="4"/>
          <table:table-cell table:number-columns-repeated="998"/>
        </table:table-row>
        <table:table-row table:style-name="ro5" table:number-rows-repeated="3">
          <table:table-cell table:number-columns-repeated="16"/>
          <table:table-cell table:style-name="ce36"/>
          <table:table-cell table:style-name="ce33"/>
          <table:table-cell table:style-name="ce38"/>
          <table:table-cell table:style-name="ce40"/>
          <table:table-cell table:style-name="ce33" table:number-columns-repeated="6"/>
          <table:table-cell table:number-columns-repeated="998"/>
        </table:table-row>
        <table:table-row table:style-name="ro5">
          <table:table-cell table:number-columns-repeated="16"/>
          <table:table-cell table:style-name="ce33" table:number-columns-repeated="2"/>
          <table:table-cell table:style-name="ce38"/>
          <table:table-cell table:style-name="ce40"/>
          <table:table-cell table:style-name="ce33" table:number-columns-repeated="6"/>
          <table:table-cell table:number-columns-repeated="998"/>
        </table:table-row>
        <table:table-row table:style-name="ro5">
          <table:table-cell table:number-columns-repeated="16"/>
          <table:table-cell table:style-name="ce37" table:number-columns-repeated="2"/>
          <table:table-cell table:style-name="ce38"/>
          <table:table-cell table:style-name="ce33" table:number-columns-repeated="3"/>
          <table:table-cell table:style-name="ce37" table:number-columns-repeated="4"/>
          <table:table-cell table:number-columns-repeated="998"/>
        </table:table-row>
        <table:table-row table:style-name="ro5" table:number-rows-repeated="104847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currency-style style:name="N110">
      <number:text> </number:text>
      <number:number number:decimal-places="2" number:min-integer-digits="1" number:grouping="true"/>
      <number:text> </number:text>
      <number:currency-symbol>zł</number:currency-symbol>
      <number:text> </number:text>
    </number:currency-style>
    <number:currency-style style:name="N111">
      <number:text>-</number:text>
      <number:number number:decimal-places="2" number:min-integer-digits="1" number:grouping="true"/>
      <number:text> </number:text>
      <number:currency-symbol>zł</number:currency-symbol>
      <number:text> </number:text>
    </number:currency-style>
    <number:currency-style style:name="N112">
      <number:text> -</number:text>
      <number:number number:decimal-places="0" number:min-integer-digits="2"/>
      <number:text> </number:text>
      <number:currency-symbol>zł</number:currency-symbol>
      <number:text> </number:text>
    </number:currency-style>
    <number:currency-style style:name="N113P0" style:volatile="true">
      <number:text> </number:text>
      <number:number number:decimal-places="2" number:min-integer-digits="1" number:grouping="true"/>
      <number:text> </number:text>
      <number:currency-symbol>zł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>zł</number:currency-symbol>
      <number:text> </number:text>
    </number:currency-style>
    <number:currency-style style:name="N113P2" style:volatile="true">
      <number:text> -</number:text>
      <number:number number:decimal-places="0" number:min-integer-digits="2"/>
      <number:text> </number:text>
      <number:currency-symbol>zł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date-style style:name="N114">
      <number:day number:style="long"/>
      <number:text>.</number:text>
      <number:month number:style="long"/>
      <number:text>.</number:text>
      <number:year number:style="long"/>
    </number:date-style>
    <number:currency-style style:name="N118P0" style:volatile="true">
      <number:text> </number:text>
      <number:currency-symbol number:language="pl" number:country="PL">€</number:currency-symbol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text>-</number:text>
      <number:currency-symbol number:language="pl" number:country="PL">€</number:currency-symbol>
      <number:text> </number:text>
      <number:number number:decimal-places="2" number:min-integer-digits="1" number:grouping="true"/>
      <number:text> </number:text>
    </number:currency-style>
    <number:currency-style style:name="N118P2" style:volatile="true">
      <number:text> </number:text>
      <number:currency-symbol number:language="pl" number:country="PL">€</number:currency-symbol>
      <number:text> -</number:text>
      <number:number number:decimal-places="0" number:min-integer-digits="2"/>
      <number:text>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integer-digits="1" number:grouping="true"/>
      <number:text> zł</number:text>
    </number:number-style>
    <number:number-style style:name="N120">
      <number:text>-</number:text>
      <number:number number:decimal-places="0" number:min-integer-digits="1" number:grouping="true"/>
      <number:text> zł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21P0"/>
    </number:number-style>
    <number:number-style style:name="N123P0" style:volatile="true">
      <number:number number:decimal-places="2" number:min-integer-digits="1" number:grouping="true"/>
      <number:text> zł</number:text>
    </number:number-style>
    <number:number-style style:name="N123">
      <number:text>-</number:text>
      <number:number number:decimal-places="2" number:min-integer-digits="1" number:grouping="true"/>
      <number:text> zł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zł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number number: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0" number:min-integer-digits="1" number:grouping="true"/>
      <number:text> zł </number:text>
    </number:number-style>
    <number:number-style style:name="N136P1" style:volatile="true">
      <number:text>-</number:text>
      <number:number number:decimal-places="0" number:min-integer-digits="1" number:grouping="true"/>
      <number:text> zł </number:text>
    </number:number-style>
    <number:number-style style:name="N136P2" style:volatile="true">
      <number:text> - zł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2" number:min-integer-digits="1" number:grouping="true"/>
      <number:text> zł </number:text>
    </number:number-style>
    <number:number-style style:name="N144P1" style:volatile="true">
      <number:text>-</number:text>
      <number:number number:decimal-places="2" number:min-integer-digits="1" number:grouping="true"/>
      <number:text> zł </number:text>
    </number:number-style>
    <number:number-style style:name="N144P2" style:volatile="true">
      <number:text> -</number:text>
      <number:number number:decimal-places="0" number:min-integer-digits="0"/>
      <number:text> zł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49">
      <number:number number:decimal-places="1" number:min-integer-digits="1"/>
    </number:number-style>
    <number:number-style style:name="N150">
      <number:number number:decimal-places="4" number:min-integer-digits="1"/>
    </number:number-style>
    <number:number-style style:name="N151">
      <number:number number:decimal-places="0" number:min-integer-digits="7"/>
    </number:number-style>
    <number:number-style style:name="N152">
      <number:number number:decimal-places="0" number:min-integer-digits="1"/>
      <number:text>,</number:text>
    </number:number-style>
    <number:currency-style style:name="N154P0" style:volatile="true">
      <number:number number:decimal-places="1" number:min-integer-digits="1" number:grouping="true"/>
      <number:text> </number:text>
      <number:currency-symbol number:language="pl" number:country="PL">zł</number:currency-symbol>
    </number:currency-style>
    <number:currency-style style:name="N154">
      <style:text-properties fo:color="#ff0000"/>
      <number:text>-</number:text>
      <number:number number: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54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9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9" number:language="pl" number:country="PL">
      <style:text-properties fo:color="#ff0000"/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9P0"/>
    </number:currency-style>
    <number:currency-style style:name="N8110" number:language="pl" number:country="PL">
      <number:text> </number:text>
      <number:currency-symbol number:language="pl" number:country="PL">€</number:currency-symbol>
      <number:text> </number:text>
      <number:number number:decimal-places="2" number:min-integer-digits="1" number:grouping="true"/>
      <number:text> </number:text>
    </number:currency-style>
    <number:currency-style style:name="N8111" number:language="pl" number:country="PL">
      <number:text>-</number:text>
      <number:currency-symbol number:language="pl" number:country="PL">€</number:currency-symbol>
      <number:text> </number:text>
      <number:number number:decimal-places="2" number:min-integer-digits="1" number:grouping="true"/>
      <number:text> </number:text>
    </number:currency-style>
    <number:currency-style style:name="N8112" number:language="pl" number:country="PL">
      <number:text> </number:text>
      <number:currency-symbol number:language="pl" number:country="PL">€</number:currency-symbol>
      <number:text> -</number:text>
      <number:number number:decimal-places="0" number:min-integer-digits="2"/>
      <number:text> </number:text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43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01.12.2022</text:date>, <text:time>14:34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 MS</meta:initial-creator>
    <meta:creation-date>2021-03-09T10:45:20.99</meta:creation-date>
    <dc:date>2022-12-01T14:34:43.84</dc:date>
    <meta:editing-duration>PT18H30M15S</meta:editing-duration>
    <meta:editing-cycles>146</meta:editing-cycles>
    <meta:generator>OpenOffice/4.1.7$Win32 OpenOffice.org_project/417m1$Build-9800</meta:generator>
    <meta:printed-by>Paula Dutkowiak</meta:printed-by>
    <meta:print-date>2022-12-01T14:31:03.76</meta:print-date>
    <dc:creator>Paula Dutkowiak</dc:creator>
    <meta:document-statistic meta:table-count="1" meta:cell-count="844" meta:object-count="0"/>
  </office:meta>
</office:document-meta>
</file>